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れぐれも気を付けて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Please do be cautious.</text:p>
          </table:table-cell>
          <table:table-cell table:number-columns-repeated="1020"/>
        </table:table-row>
        <table:table-row>
          <table:table-cell table:style-name="ce0" office:value-type="string">
            <text:p>熾天宮を攻略できたら、報告に戻ってもらえると
うれしいのう。</text:p>
          </table:table-cell>
          <table:table-cell table:style-name="ce0"/>
          <table:table-cell table:style-name="ce0"/>
          <table:table-cell table:style-name="ce0" office:value-type="string">
            <text:p>After you successfully conquer the Heavenly
Palace, I shall be ever so delighted to see
you report back.</text:p>
          </table:table-cell>
          <table:table-cell table:number-columns-repeated="1020"/>
        </table:table-row>
        <table:table-row>
          <table:table-cell table:style-name="ce0" office:value-type="string">
            <text:p>おお、ヌシら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ぞ無事で戻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ただいま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さまー！　大変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ガラス玉から能力もらった後に
赤い光のせいで先代さんがしゃべらなく
なっちゃ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ん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、ちょっと落ち着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から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大陸西部のエント村にて、新たな仲間で
ある桐生織姫を迎え入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も熾天少女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桐生織姫と言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、お、お願い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、熾天少女が4人とは！　これは
　頼もし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！　働きに期待しておる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は、は、はひ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報告を続け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らと共に熾天宮へ向かい、これを攻略
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最深部でオブジェに宿ると
思われる先代の熾天少女と会話し、
“天の使いの力を発揮する能力”とやらを
入手することに成功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！　でかし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・・・その能力とはいかなるものじ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にその説明を求めた直後、部屋が
赤い光に包まれ、先代との交信が途絶えて
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煉絶の姫君がついに動きを見せたと
考えられ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言うこと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それでは北部での鳴動は、やは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間違いないじゃ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で何かあっ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実は先ほど、大陸北部の雪原で
　謎の発光現象が確認され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住民たちの話では、雪原の奥で赤い光の
　柱が上がり、直後に爆音と地震に見舞われた
　と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煉絶の姫君の復活と関係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関連性はあるじゃ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すれば、その赤い光の柱こそ、煉絶の
姫君の復活の証なのか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現在、住民たちには雪原への立ち入りを
　禁止し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して今、兵を現地調査に向かわせるべきか
　悩んでいたところ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の危険が介在しておる場所に、
兵を送り込んだところでリスクが大きすぎる
から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。　状況は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ば、現地へは俺たちが向かうこと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魔物と戦える力を持ってるのは
あたし達だけだ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いけば、その場でばったりラスボスと
出会って、そのまま倒しちゃえる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熾天少女による現地調査は願っても
　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てのとおりじゃ。　ヌシらにぜひ現地調査の
指令を与え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だ。　これより出発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大陸北部へは、どうやって行けば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そうじゃ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は中央部と海を隔てておるゆえ、
船で渡航する必要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“港町ザザーブ”へ向かい、そこで船に
乗って北部へ渡る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ザザーブって、わたしとにゃんこが会ったところ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流行り風邪で寝込んでた子供に
熱さまシードを採ってきてあげた町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の活躍によって盗賊団が壊滅した
　今、船の規制は解除され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だ。　熾天少女一行は運賃が掛からない
　よう、伝令を発しておくと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さっそく出発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の目的地は港町ザザー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れっつご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は雪が積もり、とても気温が低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地で防寒具などを調達するのがよい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帰還した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苦労だった。　無事のようで何よ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早速だが、雪原調査の報告を聞きたい。
　よろし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地に着いた我々は、自治警団の協力のもとに
雪原調査を開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奥の林にて、かつて煉絶の姫君及び側近を
封印した建造物を発見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その建造物は崩壊しており、敵はすでに
その場を去った後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むう、やはり赤い光の柱は彼女の復活の証
じゃったの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情報を持ってきてくれた神官さんの話
で、煉絶ちゃんが昔使っていた拠点の場所に
行き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拠点の最深部で煉絶の姫君を名乗る幼い女と
対峙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を、“カラット”と言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彼女が繰り出した強力な魔物と交戦し、
これを退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強かったよ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カラットには逃げられてしまいました。
すみ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だいたい話は分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を取り逃がしてしまったのは残念じゃが、
復活の事実が分かっただけでも功績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礼を言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りがとうござ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こでカルーナ姫に相談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話したとおり、我々は彼女が繰り出した
強力な魔物と交戦したわけ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力は想像以上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から察するに、カラット自身が持つ戦力は、
これをはるかに上回るものと推測され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今の我々に太刀打ちできる敵では
ないと考えざるを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・・・熾天少女の力を持ってしてもか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はり、敵は魔族最強を誇る、あの煉絶の姫君
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程度は予想していたが、勝ち目がないほど
とは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彼女に打ち勝つための算段を講じる
べく、姫の助力を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具体的には、作戦会議を催してもらえれば
幸い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ウラよ、これはいよいよ、かの場所を教示
すべき時が来たよう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すな。　私も異存はありま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？　何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に断っておくが、これから我々が話すことは
　国家の機密情報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決して公にしてはいけない。　同意してもらえる
　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だかよく分から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言しない。　誓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知ってのとおり、かつて先代の熾天少女が
煉絶の姫君と、その手下の魔物たちを打ち
倒して世に平和をもたらしたわけじゃ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たちは地上からすべて消え去ったわけ
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戦時ほどの力は無いにせよ、各地のいたる
ところに住みつき、人々に害を与え続け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然、城の兵士や北部の自治警団が魔物の
根絶を目指して奮闘しているが、相手は魔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無しには倒すことができず、
長年にわたり魔物問題の解決には至らな
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じゃないと、魔物にとどめを刺せないん
だ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西部にある熾天宮にて、天の使いの力を
　授かろうと屈強な兵が赴いたが、どれも失敗
　に終わっ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に魔物を根絶する力は無いと、あきらめて
　いたも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今から数年前、一人の女学者が
天の使いの力を科学的に解析するための
研究を国に志願してきた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を・・・科学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が可能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彼女は世界の中でもトップクラスを誇る有能な
　学者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もし、天の使いの力を解明することに成功し、
　有効利用することができれば、地上から魔物
　を根絶することができ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我々は彼女の研究志願を受諾し、
研究館を与えた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公には決して公開しないことを条件に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秘密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が強大だから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万が一、その力を悪用する者が現れたら
世界の危機と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、昨今の盗賊団のような連中が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強い力というものは、制御を誤ると破滅を
　招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学者が天の使いの力の研究を行って
　いることや、研究施設が存在することは、姫と
　私や一部の者しか知り得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。　賢明な判断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の研究は成功した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じゃが、現在もほとんど進んでおらん
そう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天の使いの力自体が稀少な力であり、
研究のために力を有する素材を集めることさえ
できんかったから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今なら話は別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熾天少女が現れたことにより、彼女の
研究に大きく貢献できるや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研究が成功すれば、天の使いの力を大きく
　増幅したり、並の兵でも力を使うことができる
　ように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カラットを討伐することも可能となるに
　違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いい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ちゃうかい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研究に協力すべき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力を貸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感謝する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、研究館へ向かってもら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は、ユーリャ教会の向かいにある道を
南へ進んだ先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道の途中に番兵がいる。　彼らにこの証書を
　見せれば、研究館への秘密の入り口を示して
　くれ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館証書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助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っと、持ち物がいっぱい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荷物を整理してから私に話しかけて
　もら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あ行こうか、秘密の研究館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も言うようじゃが、研究館のことは
絶対に漏らしてはならん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た。　情報に感謝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すぐにでも向か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の存在は国家機密ゆえ、決して
他の者に話してはならん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うやく帰って来た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いぶん長いこと戻って来ないので、心配
してお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いろいろあり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潔に経過を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の館長が、強力な熾力を制御する
薬の開発のため、がしゃこうべと呼ばれる
魔物の牙を欲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魔物を求め東部へと船で渡ったのだが、
途中の海域で幽霊船の襲撃を受け、これを
打破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に着いた後、紆余曲折を経て目当ての牙
を入手したが、その帰りに今度は煉絶の姫君が
抱える四天王の一人を名乗る魔物と対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を撃破し、牙を研究館へ持ち帰ったのだが、
やはり研究成果を出すには少し時間がかかる
との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現在、姫に事の顛末を報告するに至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変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、敵の軍勢の四天王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冒険じゃのう。　御苦労じ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四天王を見事打倒した功績は大き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や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幽霊船問題の解決、熾力研究の前進、
　四天王の打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は、本当に心の底から敬服するよ。
　まったく大したも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～～！！　そこまで褒められると
さすがに照れちゃうなぁ～！！　えっへへ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研究の成果が出るまで、あたし達は
どう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と言うからには、あと3体の輩が
おるはず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にか探し出して、仕留めていきたいところ
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来たる決戦に備え、できるだけ敵戦力は
そぎ落としておき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こにいるん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かが四天王の目撃情報を持って来ない
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都合よく来るわけない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ＧＪ！！　いいフラグ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報告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先ほど大陸西部にて、かつてない強力な
　魔物の侵攻を確認したとの情報を得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自らを、"四天王"と称したとのこと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ラグすげ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の人数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確認されているのは1体の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事実なら好機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ひとも攻め討ってくれぬ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任せあ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してるうちに、やっつけちゃおう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でも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西部は確か、オシル湖を越えた先だ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勢力が分断されているなら、そこが
狙い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に出現した四天王、仕留めてくれるが
よ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落ち着いたところで、まずはこちらの
報告から済ませ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聞かせてく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西部で目撃された四天王の情報を元に
遺跡を探索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奥地で四天王を発見し、これを撃破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城へ戻る途中、ヒャム地下道で
待ち伏せしていた盗賊団の罠にかかり
足止めを食ら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返り討ちにしちゃったけど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城へ戻ってきてみたら、こんな騒ぎ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、盗賊団の輩がまた悪さをして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ヌシらの働きによって四天王も盗賊団も
排除したわけじゃな？　さすが熾天少女よの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それほどでもﾄﾞﾔ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すると、残る四天王は2体となったわけ
　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たな敵が増えてしま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煉絶の姫君”に加え、“蒼麗の歌姫”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厄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争いの理由も、実にくだら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同じ名前だなんて、ややこし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現に出てきてしまったものは、いたしかた
　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からの対策を考えると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の青い髪のカラットの話が本当ならば、
2人のカラットはライバル同士との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い具合につぶし合ってくれれば、こちらと
しては助か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側がそういう展開を望んでいることは
向こうも分かってるでしょうから、そうそう
都合よくいかない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なれば、今の我らにできることは、一刻も
早い戦力増強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そろそろ熾力研究完成してる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、現在の状況を確認しておきた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見に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、君たちには熾力研究館へ向かって
　もらい、研究の成果を確認してもら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引き続き、煉絶の姫君に加え
　蒼麗の歌姫について過去の文献をあたって
　み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熾力研究館へ出発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！</text:p>
          </table:table-cell>
          <table:table-cell table:style-name="ce0" office:value-type="string">
            <text:p>Ho～!</text:p>
          </table:table-cell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が進めば、ヌシらの力も一層
強くなること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れば、カラットたちなど恐るるに足らぬ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報告に戻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おおまかな話はガウラから聞い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まだに信じられぬが、まさか・・・館長が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んまと騙され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しゃこうべの牙も、きっと魔力研究の材料に
使われ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の企みに気づくことができなかった、
ワラワの責任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すまないことを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のせいで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研究館の予算措置や人事を統括していたのは
　私です。　私がもっと早くに気付くべきだったの
　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ワラワ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責任の所在はともか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期待していた熾力増強が望めなくなった今、
我々が取るべき行動は、ち密で的確な戦略の
構築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翻訳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要は、頭を使って戦うってこ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だな。　今は敵の戦力を見据えながら、
　持てる力を最大限に使って応戦するしか
　あるま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り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ら何まで、オヌシらに頼りっきりで
申し訳ない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こればかりは熾天少女にしかできぬ
ことじゃ。　どうか最後まで力を貸し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まっかせて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海苔かかった米”だ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ただの“のり弁”だーーーーーー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で、戦わねばならないカラットは3人に
　なってしまったわけ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あれ・・・？　さ、3人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話しておらんかっ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の館長の名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カラット=ポーライゼン”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えぇぇぇぇぇええええ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の3人目登場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偶然も、ここまで重なると何かの悪意を
感じ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なんというか、大変ですね・・・これ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カラット”っていう名前の人を全員集めて
尋問したくなる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もややこしい事だが、髪の色が違う点は
救い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今度から館長のことは白カラットって
呼ぼ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、青、白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色とりどりで飽きぬ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、一応カラット達の目的について
　もう一度確認しておきたいの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赤カラットは力の誇示のため人間界を征服
　すること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青カラットはライバルである赤カラットの
　邪魔をするため、人間界を横取りすること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して館長・・・白カラットは、魔力研究を究極
　まで極めたい・・・だった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そんなとこ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白カラットの目的はまだよく分か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を聞いた限りでは、騎士団長の言うとおり、
魔力研究の完成が目的であって、人間界の
征服うんぬんには興味が無いら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。　彼女らしいと言えば、彼女ら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放っておけば危ない実験でまた
幽霊船騒動みたいなのを引き起こすと
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やろうとしていることは、自然の理を
歪める禁忌の所業と言っても過言ではありま
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よる被害を未然に防ぐためにも、
早急に彼女を阻止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課題は増える一方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失礼し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騎士団長殿に、いくつかご報告が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聞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ハ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熾力研究館の捜査の結果、地下研究施設に
　おいて秘密裏に魔力の研究に携わっていた
　人物は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館長のカラット=ポーライゼンただ1人である
　ことが判明しまし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つまり、他の研究員たちは無関係だったの
　だ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ハッ！！　全員の日報及び行動記録から
　間違いありません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・・・やはり白カラット個人の暴走
　だった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他には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研究員の中で、館長の助手を務めていた
　ルミィという女性が行方不明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研究館内をくまなく捜索しましたが、見つける
　ことができませんでし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現在、外部を捜索中であ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助手が行方不明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館長の一番近くにいた人物だ。　何かを知って
　いるのかもしれ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引き続き捜索し、必ず捜し出せ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報告は以上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いえ、もう1つあ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騎士団長の指示どおり、研究館に落下した
　岩石を除去するため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土木班による岩石の破砕作業に着手したの
　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どういうわけかあの岩石、異様な固さでして、
　いかなる破砕道具を用いても、砕くことが
　できません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馬鹿な。　霊圧式タイタングラップルの
　使用許可は出しているはずだ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驚いたことに、それを用いてもなお、傷ひとつ
　付けることができずにいるのであ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さか！　し、信じられ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れは、最高硬度を誇るジストニウム鉱石
　でさえ、砂のように粉々に破砕できる機械
　だぞ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おかげで現場も混乱しておりま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・・・わかった、できないものは致し方
　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破砕せず、そのまま運搬する方針に
　切り替え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工程については、私が現場指揮担当と打ち
　合わせを行うので、今日のところは作業員を
　引きあげさせ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ルミィさん、行方不明なん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し達を助けたあと、どこへ行っちゃったの
　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やら色々問題があるよう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助手の捜索及び岩石の除去は、私が責任を
　もって遂行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は、来たるカラット戦に備えて十分に
　態勢を整え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だが、具体的にどう動くべきか
悩んで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クラの森で起こった潰し合いで、赤カラット
青カラットの両者とも、かなりの手傷を負って
いるはず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攻めに出るなら今は絶好のチャンスだが、
やつらの居場所が分からない以上、行動の
しよう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・・・そのあたりも踏まえて、今後の行動に
　ついて考える時間が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日はもう遅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夜は城に泊まり体を休めよ。　その間に
ガウラとワラワで話し合いを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なんか急に疲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いろいろなことが起きたし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お言葉に甘えて、今日はもう休も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お世話に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ではまた明日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夜はよく眠れ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おかげさま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極上の安眠をいただきました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それは何よ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だが、今後の行動方針について確認
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ぬ。　そのことなの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結局、結論を出すことができな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岩石除去工程の打ち合わせや、ルミィ助手の
　捜索状況確認などで、想定以上に時間を
　使ってしまって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は、やることいっぱいあって
大変だも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ワラワからひとつ提案なのじゃ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、温泉は好き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お、温泉・・・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その・・・ずいぶん唐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ぜ、急に温泉の話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大陸東部に万病・万傷に効く“秘湯”が
ある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最近、ヌシらは度重なる激戦によって
心身ともに疲れがたまっておると思って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行動方針が決まるまでの間、秘湯に
浸かってリフレッシュしてくることを提案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！！　ここへ来てまさかの温泉回
だよ、レグマく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悪くない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戦いで十分な力を発揮するためには、休息は
　不可欠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敵の居場所も分からないような状況で闇雲に
　攻めの手段を取るより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しっかりと体を休めてほしいと
　思っ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案に大賛成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も戦いで傷ついているでしょうし、積極的な
攻撃はしかけてこ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に行くなら、今がチャンス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の意見に賛成し大陸東部へ向かう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楽しんでくるがよ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も何度か秘湯に行ったことがあるが、
あれは実にいいものじゃ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遅くな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は楽しめ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心も体もリフレッシュでき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お肌もつるつるだ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髪がしっとりして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爪がピカピ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弾薬のリロードが速くな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ボールペンのインクが長持ちするように
な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秘湯と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こんでもらえたのならば、なによ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て、来て早々で申し訳ないのだが、さっそく
　行動方針について会議を始めると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長くなるかもしれないので、会議室を
　用意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案内するので、私に付い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残念ですが、会議してる余裕は無さそう
　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なた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は確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で館長の助手を務めておった
者じゃ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館長の不正研究が発覚した直後に行方を
　くらませたとの報告を受け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今まで、どこで何をしていたのか話して
　もら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そのつもりでここへ来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論から先に言いますと、事態は最悪の
状況とな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どうい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・・・白カラットがかねてより研究していた
“スペルエンチャンター”が完成してしまったの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を付与する・・・と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常、魔族以外の生物が魔力を与えられると
“瘴魔状態”となって暴走し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膨大な魔力を手に入れたとしても、
人間ではこれを使いこなすことは不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白カラットは熾力研究の裏側で、
“魔力を手に入れつつ瘴魔状態を鎮静する薬”
を研究・開発し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スペルエンチャンター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さか、そんな危険なものが完成してしまった
　というのかね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逃走した白カラットを追って大陸南部へ
渡った結果、この目で確認して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行方不明になってお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。　しかし事が急を要した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在、白カラットはスペルエンチャンターを
服用して、一時的な暴走期に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この暴走期が終われば確実に
強大な魔力をまとった危険な存在とな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を止めなければな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な。　それを我々に伝えるために
来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にしても、いくら助手とは言え、君は
　白カラットの不正研究についてずいぶんと
　詳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不正研究を行っていたことは、だいぶ
前から気付いていました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　ずっと不正を知りながら、止めずに
い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ぜもっと早く報告しなかったの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は非常に頭の回る人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正研究の実態については、助手の私でさえ
ほとんど触れることができませんでしたので
決定的な証拠が入手できなか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確かな状態で不正を報告しても、誰も信用
しなかったでしょう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途半端な証拠を手に入れて追及したとしても、
彼女は他の研究員に罪を着せて免れた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としては、とにかく決定的な証拠を掴むまで
誰にも打ち明けるわけにはいかなか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ことだったの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一人で戦っていた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幸いにも、彼女の研究には強力な魔物の
素材や、魔力生成・消滅に関するデータが
必要でしたので、これまで満足な研究はできず、
時間と資金の無駄で終わって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、熾天少女が研究館に現れるまで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初めてルミィさんと会った時に
冷たい態度だった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は、白カラットが研究を望んでいる物
すべてを叶えてしまう存在だ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彼女とあなた達を接触させてはまずいと
考え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か強く警告しました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意図を汲んではもらえなかっ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分かんないよ、そんなの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本当にゆゆしき事態のよ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白カラットを止めるためには、今回も
　君たちの力を借りなければならないよう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協力は惜しま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居場所さえ分かれば、突撃し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ですが、そう簡単にはいき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在、白カラットは青カラットと協力関係に
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やみに攻撃を仕掛けるのは得策とは
言え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青カラットって白カラットから
魔力増幅薬をもらってたんだ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そこへ無謀に飛び込んでいくのは
危険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いい作戦は無いの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私にひとつ提案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聞こう。　いったい何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不正研究を追う間、実は私も
個人的に秘密裏に進めていた研究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つか彼女がスペルエンチャンターを完成
させてしまった時、その効果を打ち消すことが
できる薬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！　それは本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あれば、白カラットがまとった魔力を
無効にでき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に干渉し、効果を完全に
打ち消す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それを持ってさっそく突撃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は最後まで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干渉薬はまだ完成していません。
2つの材料が足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これ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つの材料とやらを聞かせてもらおう。
我々が取りに向か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入手が非常に困難な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つは、“古代竜族の鱗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にしえより生きる竜族が身にまとっている
鱗からしか採取できない特殊な細胞が必要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1つは、“オメガ・アフラビン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0年に一度芽を出し育つという、非常に
希少価値の高い茶葉に含まれる成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薬を作るには、これら2つが必須なのです
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望しか見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物、どっちも見つから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かりは・・・今のところ無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もし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両方とも、心当たりがあるかも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！　マジ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か、桐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古代竜族の鱗は、きっと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ハイ山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城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オメガ・アフラビンは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の家で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を探せば見つ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ほ、本当にそれで両方とも
見つかる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ちょ、ちょっと間違えたかもしれませ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オシル湖にいると言われている
オッシーは、太古の昔から生き残っている
竜族だっていう噂を聞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オッシーが実在するなら、古代竜族の
鱗も採取でき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、早乙女さんたちがこの世界に来た
ばかりの時、シャルシャルさんの家で
おいしい紅茶をご馳走になった話を聞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その紅茶は10年に一度しか採れない
貴重な茶葉だった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茶葉をわけてもらえれば、
オメガ・アフラビンも入手できるのでは
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！！　ひめ！　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才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すがひめち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に見事な分析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、あわわ、わわ、あわわわ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ぷしゅーーーー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バーヒートし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、手がかりは掴め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茶葉はともかく、オッシーが実在すれば
の話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、たぶん問題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の地底洞窟には、大昔から
巨大な生物が住み着いているのを確認し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下町で噂になっているオッシーとは、たぶん
これのことだと思い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ねいいね！　さすが精霊王の博識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じゃ、さっそくオシル湖に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そうしてもらえる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私はシャルシャル殿の家へ向かうと
　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ルミィ殿にも同行願おう。　その場で目当ての
　茶葉で間違いないか確認し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我々はすぐにオシル湖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、耳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どう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にょごにょごに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、ところ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から撤去した謎の隕石は、今どこ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あ。　あれなら、この城の裏庭に置いて
　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土木班の報告どおり、いかなる道具を使っても
　砕くことができなくて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も困っているところ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隕石に少し興味がある。　見せて
もらえない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構わない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とルミィは、シャルシャルの
家に向かわ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はオシル湖へ趣き、オッシーから
“古代竜族の鱗”を採取してくる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！　見事に古代竜族の鱗を手に入れたの
じゃ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じゃ！　オヌシらならやってくれると
信じてお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シャルシャルの家で茶葉を入手する
だけじゃ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捜索は任せたぞ。　必ず無事に連れ
帰っ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から聞いておると思うが、今、熾天宮が
白カラットによって攻撃を受けてお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場にガウラ率いる騎士団を向かわせたが、
恐らく手が付けられん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む、すぐに熾天宮へ向かってくれぬ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は実に優秀な研究員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望む材料の採取に協力してやって
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にて白カラットとの決戦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らなら、必ず勝って凱旋してくれると信じて
お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くからに暑そうなところ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やたこやきのように優秀なエンジニアが
いるおかげで、なんとかなりそ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、頭が良くてうらやましい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姫様は今、大陸北部にいるはず！
これはバグ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思ったら、等身大パネル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熾天少女たちを連れて参りました。」</text:p>
          </table:table-cell>
          <table:table-cell table:style-name="ce0"/>
          <table:table-cell table:style-name="ce0"/>
          <table:table-cell table:style-name="ce0" office:value-type="string">
            <text:p>Knight Commander Gaora
"Your Highness, I have brought you the
Heavenly Maiden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3名でござ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I am referring to these three."</text:p>
          </table:table-cell>
          <table:table-cell table:number-columns-repeated="1020"/>
        </table:table-row>
        <table:table-row>
          <table:table-cell table:style-name="ce0" office:value-type="string">
            <text:p>ほうほう！　よくやったぞガウラ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Hoh! Well done, Gaora!</text:p>
          </table:table-cell>
          <table:table-cell table:number-columns-repeated="1020"/>
        </table:table-row>
        <table:table-row>
          <table:table-cell table:style-name="ce0" office:value-type="string">
            <text:p>おー！　この人がお姫様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! Is this the princess?</text:p>
          </table:table-cell>
          <table:table-cell table:number-columns-repeated="1020"/>
        </table:table-row>
        <table:table-row>
          <table:table-cell table:style-name="ce0" office:value-type="string">
            <text:p>すごくキレイな声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beautiful voice...!</text:p>
          </table:table-cell>
          <table:table-cell table:number-columns-repeated="1020"/>
        </table:table-row>
        <table:table-row>
          <table:table-cell table:style-name="ce0" office:value-type="string">
            <text:p>いいなー！　かわいいな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super-cute, too—!!</text:p>
          </table:table-cell>
          <table:table-cell table:number-columns-repeated="1020"/>
        </table:table-row>
        <table:table-row>
          <table:table-cell table:style-name="ce0" office:value-type="string">
            <text:p>我が名はカルーナ。　この国の姫じゃ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y name is Karūna. I am the princess of
this country.</text:p>
          </table:table-cell>
          <table:table-cell table:number-columns-repeated="1020"/>
        </table:table-row>
        <table:table-row>
          <table:table-cell table:style-name="ce0" office:value-type="string">
            <text:p>よく来た、熾天少女たちよ。　心から歓迎
するぞ！</text:p>
          </table:table-cell>
          <table:table-cell table:style-name="ce0"/>
          <table:table-cell table:style-name="ce0"/>
          <table:table-cell table:style-name="ce0" office:value-type="string">
            <text:p>Well met, Heavenly Maidens. Welcome to
my royal castle!</text:p>
          </table:table-cell>
          <table:table-cell table:number-columns-repeated="1020"/>
        </table:table-row>
        <table:table-row>
          <table:table-cell table:style-name="ce0" office:value-type="string">
            <text:p>どれ、それでは一人ずつ名を聞こうかの。</text:p>
          </table:table-cell>
          <table:table-cell table:style-name="ce0"/>
          <table:table-cell table:style-name="ce0"/>
          <table:table-cell table:style-name="ce0" office:value-type="string">
            <text:p>Now, let me hear your names.</text:p>
          </table:table-cell>
          <table:table-cell table:number-columns-repeated="1020"/>
        </table:table-row>
        <table:table-row>
          <table:table-cell table:style-name="ce0" office:value-type="string">
            <text:p>常夏公子です！　日本の首都、群馬から
来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konatsu, Hamuko! From the capital city
of Gunma, Japan!</text:p>
          </table:table-cell>
          <table:table-cell table:number-columns-repeated="1020"/>
        </table:table-row>
        <table:table-row>
          <table:table-cell table:style-name="ce0" office:value-type="string">
            <text:p>秋空巴！　よっろしっくね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kizora, Tomoe! Nice to meetcha～!!</text:p>
          </table:table-cell>
          <table:table-cell table:number-columns-repeated="1020"/>
        </table:table-row>
        <table:table-row>
          <table:table-cell table:style-name="ce0" office:value-type="string">
            <text:p>早乙女恋熊だ。　熾天少女とは無縁だが、
戦闘指揮を取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 I am unrelated to the
legend of the Heavenly Maidens, but I
conduct their battle strategy.</text:p>
          </table:table-cell>
          <table:table-cell table:number-columns-repeated="1020"/>
        </table:table-row>
        <table:table-row>
          <table:table-cell table:style-name="ce0" office:value-type="string">
            <text:p>うむ、覚えた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, I shall remember your names.</text:p>
          </table:table-cell>
          <table:table-cell table:number-columns-repeated="1020"/>
        </table:table-row>
        <table:table-row>
          <table:table-cell table:style-name="ce0" office:value-type="string">
            <text:p>さてさて、ここで少し確認を取りたいのじゃが・・・</text:p>
          </table:table-cell>
          <table:table-cell table:style-name="ce0"/>
          <table:table-cell table:style-name="ce0"/>
          <table:table-cell table:style-name="ce0" office:value-type="string">
            <text:p>If I may just confirm...</text:p>
          </table:table-cell>
          <table:table-cell table:number-columns-repeated="1020"/>
        </table:table-row>
        <table:table-row>
          <table:table-cell table:style-name="ce0" office:value-type="string">
            <text:p>ヌシらは間違いなく熾天少女なのじゃな？</text:p>
          </table:table-cell>
          <table:table-cell table:style-name="ce0"/>
          <table:table-cell table:style-name="ce0"/>
          <table:table-cell table:style-name="ce0" office:value-type="string">
            <text:p>You are indeed the Heavenly Maidens, are
you not?</text:p>
          </table:table-cell>
          <table:table-cell table:number-columns-repeated="1020"/>
        </table:table-row>
        <table:table-row>
          <table:table-cell table:style-name="ce0" office:value-type="string">
            <text:p>え？　あ、はい。　・・・えっと、たぶ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Ah, yes. Um, probably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者達は、我々騎士団でさえトドメを刺す
　ことのできなかった数々の魔物を仕留めて
　おり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They have been able to bring down
demons that even we, the Chivalric Order,
have been unable to finish off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た、例の強力な盗賊団をこの人数で打ち
　破り、見事人質を救出することに成功して
　おり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Moreover, they were able to defeat the
bandit gang and successfully extract the
hostages, single-handedl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加えて、彼女たちがユーリャ教会で加護の
　儀式を受けた際、先代の熾天少女からの啓示
　を受けたとも聞いており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I hear that they even received a divine
revelation from the Heavenly Maiden of old
after receiving the Ritual Blessing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女たちこそ、次代の熾天少女に間違い
　無いかと。」</text:p>
          </table:table-cell>
          <table:table-cell table:style-name="ce0"/>
          <table:table-cell table:style-name="ce0"/>
          <table:table-cell table:style-name="ce0" office:value-type="string">
            <text:p>Knight Commander Gaora
"There is no doubt in my mind that these
are the next Heavenly Maidens."</text:p>
          </table:table-cell>
          <table:table-cell table:number-columns-repeated="1020"/>
        </table:table-row>
        <table:table-row>
          <table:table-cell table:style-name="ce0" office:value-type="string">
            <text:p>なるほど。　そうであるなら、信用に値する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ery well. In that case, they are worthy of
my trust.</text:p>
          </table:table-cell>
          <table:table-cell table:number-columns-repeated="1020"/>
        </table:table-row>
        <table:table-row>
          <table:table-cell table:style-name="ce0" office:value-type="string">
            <text:p>これでこの国も安泰じゃ。　例え煉絶の姫君が
襲って来ようとも、返り討ちにしてくれるがよい！</text:p>
          </table:table-cell>
          <table:table-cell table:style-name="ce0"/>
          <table:table-cell table:style-name="ce0"/>
          <table:table-cell table:style-name="ce0" office:value-type="string">
            <text:p>The country may breathe easy. Should the
Duchess of Hellfire attack tonight, the
tables would be turned upon her!</text:p>
          </table:table-cell>
          <table:table-cell table:number-columns-repeated="1020"/>
        </table:table-row>
        <table:table-row>
          <table:table-cell table:style-name="ce0" office:value-type="string">
            <text:p>はい、できるだけご期待に添えられるように
努力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all do our absolute best to meet your
expectations.</text:p>
          </table:table-cell>
          <table:table-cell table:number-columns-repeated="1020"/>
        </table:table-row>
        <table:table-row>
          <table:table-cell table:style-name="ce0" office:value-type="string">
            <text:p>3人で力を合わせれば、怖いもん無し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tween the three of us, there's nothin' to
be scared of!</text:p>
          </table:table-cell>
          <table:table-cell table:number-columns-repeated="1020"/>
        </table:table-row>
        <table:table-row>
          <table:table-cell table:style-name="ce0" office:value-type="string">
            <text:p>過信と油断を排除すれば、お前たちの力は
素晴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say without exaggeration that their
power is awe-inspiring.</text:p>
          </table:table-cell>
          <table:table-cell table:number-columns-repeated="1020"/>
        </table:table-row>
        <table:table-row>
          <table:table-cell table:style-name="ce0" office:value-type="string">
            <text:p>うわ！　照れるなぁ！も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w! You're making me blush! Geez!!</text:p>
          </table:table-cell>
          <table:table-cell table:number-columns-repeated="1020"/>
        </table:table-row>
        <table:table-row>
          <table:table-cell table:style-name="ce0" office:value-type="string">
            <text:p>ヌシらのこれまでの武勇伝、ワラワは大変
興味があ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am quite interested in hearing tales of
your heroism.</text:p>
          </table:table-cell>
          <table:table-cell table:number-columns-repeated="1020"/>
        </table:table-row>
        <table:table-row>
          <table:table-cell table:style-name="ce0" office:value-type="string">
            <text:p>何かおもしろい話を聞かせてはくれぬか？</text:p>
          </table:table-cell>
          <table:table-cell table:style-name="ce0"/>
          <table:table-cell table:style-name="ce0"/>
          <table:table-cell table:style-name="ce0" office:value-type="string">
            <text:p>Would you not share your story with us?</text:p>
          </table:table-cell>
          <table:table-cell table:number-columns-repeated="1020"/>
        </table:table-row>
        <table:table-row>
          <table:table-cell table:style-name="ce0" office:value-type="string">
            <text:p>おおおう！！　任せて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hh!! Let me!!</text:p>
          </table:table-cell>
          <table:table-cell table:number-columns-repeated="1020"/>
        </table:table-row>
        <table:table-row>
          <table:table-cell table:style-name="ce0" office:value-type="string">
            <text:p>そうだねー、まずは去年の林間学校で
マクラ投げ戦争やった時の奇跡的な
ハプニングを話すね！！</text:p>
          </table:table-cell>
          <table:table-cell table:style-name="ce0"/>
          <table:table-cell table:style-name="ce0"/>
          <table:table-cell table:style-name="ce0" office:value-type="string">
            <text:p>'Kay, so I'll start with the wondrous tale of
the pillow fight war we had last year at
outdoors school!!</text:p>
          </table:table-cell>
          <table:table-cell table:number-columns-repeated="1020"/>
        </table:table-row>
        <table:table-row>
          <table:table-cell table:style-name="ce0" office:value-type="string">
            <text:p>あ、これ語る前に担任のシュータローについて
話しておかなくちゃ！</text:p>
          </table:table-cell>
          <table:table-cell table:style-name="ce0"/>
          <table:table-cell table:style-name="ce0"/>
          <table:table-cell table:style-name="ce0" office:value-type="string">
            <text:p>Wait, before that, I gotta tell you about
our homeroom teacher, Shuutarou!</text:p>
          </table:table-cell>
          <table:table-cell table:number-columns-repeated="1020"/>
        </table:table-row>
        <table:table-row>
          <table:table-cell table:style-name="ce0" office:value-type="string">
            <text:p>実はシュータローの口癖が「青春は一度きり
だぞ」なんだけど、これは学級委員長が前に・・・</text:p>
          </table:table-cell>
          <table:table-cell table:style-name="ce0"/>
          <table:table-cell table:style-name="ce0"/>
          <table:table-cell table:style-name="ce0" office:value-type="string">
            <text:p>Actually, he had this catchphrase, "You're
only young once", but he got that from—</text:p>
          </table:table-cell>
          <table:table-cell table:number-columns-repeated="1020"/>
        </table:table-row>
        <table:table-row>
          <table:table-cell table:style-name="ce0" office:value-type="string">
            <text:p>ともっち、あのね。　姫様が求めてるのは
そういうんじゃないと思う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Tomocchi. I don't think that's the
kind of story the princess was looking for...</text:p>
          </table:table-cell>
          <table:table-cell table:number-columns-repeated="1020"/>
        </table:table-row>
        <table:table-row>
          <table:table-cell table:style-name="ce0" office:value-type="string">
            <text:p>あー・・・こほん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h—... ahem.</text:p>
          </table:table-cell>
          <table:table-cell table:number-columns-repeated="1020"/>
        </table:table-row>
        <table:table-row>
          <table:table-cell table:style-name="ce0" office:value-type="string">
            <text:p>そうじゃな、ワラワの聞き方が良くなかった。</text:p>
          </table:table-cell>
          <table:table-cell table:style-name="ce0"/>
          <table:table-cell table:style-name="ce0"/>
          <table:table-cell table:style-name="ce0" office:value-type="string">
            <text:p>Perhaps I could have been more clear.</text:p>
          </table:table-cell>
          <table:table-cell table:number-columns-repeated="1020"/>
        </table:table-row>
        <table:table-row>
          <table:table-cell table:style-name="ce0" office:value-type="string">
            <text:p>おお、そうじゃ！　“熾天宮（してんぐう）”の話を
聞きたいのう！</text:p>
          </table:table-cell>
          <table:table-cell table:style-name="ce0"/>
          <table:table-cell table:style-name="ce0"/>
          <table:table-cell table:style-name="ce0" office:value-type="string">
            <text:p>Oh, I know! I would like to hear a story
about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どうじゃ、話してくれぬか？</text:p>
          </table:table-cell>
          <table:table-cell table:style-name="ce0"/>
          <table:table-cell table:style-name="ce0"/>
          <table:table-cell table:style-name="ce0" office:value-type="string">
            <text:p>Would you regale me?</text:p>
          </table:table-cell>
          <table:table-cell table:number-columns-repeated="1020"/>
        </table:table-row>
        <table:table-row>
          <table:table-cell table:style-name="ce0" office:value-type="string">
            <text:p>ふえ・・・？　してんぐう・・・って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h...?! Heavenly... what...?</text:p>
          </table:table-cell>
          <table:table-cell table:number-columns-repeated="1020"/>
        </table:table-row>
        <table:table-row>
          <table:table-cell table:style-name="ce0" office:value-type="string">
            <text:p>聞いたことが無いな。　何だそれ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ever heard of it.</text:p>
          </table:table-cell>
          <table:table-cell table:number-columns-repeated="1020"/>
        </table:table-row>
        <table:table-row>
          <table:table-cell table:style-name="ce0" office:value-type="string">
            <text:p>ん？　何を申しておる？　ヌシらは熾天少女
なのじゃろう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Hm? I must have misheard. You are the
the Heavenly Maidens, are you not?</text:p>
          </table:table-cell>
          <table:table-cell table:number-columns-repeated="1020"/>
        </table:table-row>
        <table:table-row>
          <table:table-cell table:style-name="ce0" office:value-type="string">
            <text:p>されば、熾天宮を攻略しておろう。</text:p>
          </table:table-cell>
          <table:table-cell table:style-name="ce0"/>
          <table:table-cell table:style-name="ce0"/>
          <table:table-cell table:style-name="ce0" office:value-type="string">
            <text:p>If so, you would know of the Heavenly
Palace.</text:p>
          </table:table-cell>
          <table:table-cell table:number-columns-repeated="1020"/>
        </table:table-row>
        <table:table-row>
          <table:table-cell table:style-name="ce0" office:value-type="string">
            <text:p>ええと、すみません。　話が見えないのですが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mm, excuse us. We don't follow.</text:p>
          </table:table-cell>
          <table:table-cell table:number-columns-repeated="1020"/>
        </table:table-row>
        <table:table-row>
          <table:table-cell table:style-name="ce0" office:value-type="string">
            <text:p>熾天宮ってとこに行かないと、熾天少女に
なれないってこと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don't go to the Heavenly Palace, we
can't be Heavenly Maidens, or something?</text:p>
          </table:table-cell>
          <table:table-cell table:number-columns-repeated="1020"/>
        </table:table-row>
        <table:table-row>
          <table:table-cell table:style-name="ce0" office:value-type="string">
            <text:p>初耳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ews to me.</text:p>
          </table:table-cell>
          <table:table-cell table:number-columns-repeated="1020"/>
        </table:table-row>
        <table:table-row>
          <table:table-cell table:style-name="ce0" office:value-type="string">
            <text:p>なんじゃ、ヌシら知らぬのか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So you really don't know...</text:p>
          </table:table-cell>
          <table:table-cell table:number-columns-repeated="1020"/>
        </table:table-row>
        <table:table-row>
          <table:table-cell table:style-name="ce0" office:value-type="string">
            <text:p>よかろう。　聞くが良い。</text:p>
          </table:table-cell>
          <table:table-cell table:style-name="ce0"/>
          <table:table-cell table:style-name="ce0"/>
          <table:table-cell table:style-name="ce0" office:value-type="string">
            <text:p>Very well. I shall explain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が煉絶の姫君を討つにあたり、
“天の使いの力”を使った事は聞いておろう？</text:p>
          </table:table-cell>
          <table:table-cell table:style-name="ce0"/>
          <table:table-cell table:style-name="ce0"/>
          <table:table-cell table:style-name="ce0" office:value-type="string">
            <text:p>You are aware of how the previous Heavenly
Maiden used the Power of Angels to defeat
the Duchess of Hellfire?</text:p>
          </table:table-cell>
          <table:table-cell table:number-columns-repeated="1020"/>
        </table:table-row>
        <table:table-row>
          <table:table-cell table:style-name="ce0" office:value-type="string">
            <text:p>それは知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know that much.</text:p>
          </table:table-cell>
          <table:table-cell table:number-columns-repeated="1020"/>
        </table:table-row>
        <table:table-row>
          <table:table-cell table:style-name="ce0" office:value-type="string">
            <text:p>では、彼女はいったいどこでその力を手に
入れたの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ell then, where did she receive that
power?</text:p>
          </table:table-cell>
          <table:table-cell table:number-columns-repeated="1020"/>
        </table:table-row>
        <table:table-row>
          <table:table-cell table:style-name="ce0" office:value-type="string">
            <text:p>伝承では、彼女はとある場所で天の使いの力を
授かったと言われておる。</text:p>
          </table:table-cell>
          <table:table-cell table:style-name="ce0"/>
          <table:table-cell table:style-name="ce0"/>
          <table:table-cell table:style-name="ce0" office:value-type="string">
            <text:p>In the legend, it is said that she was
endowed with the Power of Angels from a
certain place.</text:p>
          </table:table-cell>
          <table:table-cell table:number-columns-repeated="1020"/>
        </table:table-row>
        <table:table-row>
          <table:table-cell table:style-name="ce0" office:value-type="string">
            <text:p>それが“熾天宮”じゃ。</text:p>
          </table:table-cell>
          <table:table-cell table:style-name="ce0"/>
          <table:table-cell table:style-name="ce0"/>
          <table:table-cell table:style-name="ce0" office:value-type="string">
            <text:p>That place is the "Heavenly Palace".</text:p>
          </table:table-cell>
          <table:table-cell table:number-columns-repeated="1020"/>
        </table:table-row>
        <table:table-row>
          <table:table-cell table:style-name="ce0" office:value-type="string">
            <text:p>熾天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venly Palace...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it is?</text:p>
          </table:table-cell>
          <table:table-cell table:number-columns-repeated="1020"/>
        </table:table-row>
        <table:table-row>
          <table:table-cell table:style-name="ce0" office:value-type="string">
            <text:p>「天の使いの力」を宿す聖なる神殿であると
言い伝えられ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t is said to be a sacred temple that carries
the Power of Angels.</text:p>
          </table:table-cell>
          <table:table-cell table:number-columns-repeated="1020"/>
        </table:table-row>
        <table:table-row>
          <table:table-cell table:style-name="ce0" office:value-type="string">
            <text:p>この場所を訪れた清き乙女は、その身に
邪を滅する神力、すなわち天の使いの力を
授かると語られておるのじゃ。</text:p>
          </table:table-cell>
          <table:table-cell table:style-name="ce0"/>
          <table:table-cell table:style-name="ce0"/>
          <table:table-cell table:style-name="ce0" office:value-type="string">
            <text:p>A place that pure maidens may visit to be
purged of sin—that is what it means to be
blessed with that Power.</text:p>
          </table:table-cell>
          <table:table-cell table:number-columns-repeated="1020"/>
        </table:table-row>
        <table:table-row>
          <table:table-cell table:style-name="ce0" office:value-type="string">
            <text:p>んじゃ、その熾天宮ってとこに行けば、もっと
天の使いの力をもらえるってこと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we can go to this Heavenly
Palace to get even more Angel Power?</text:p>
          </table:table-cell>
          <table:table-cell table:number-columns-repeated="1020"/>
        </table:table-row>
        <table:table-row>
          <table:table-cell table:style-name="ce0" office:value-type="string">
            <text:p>実のところ、確証は無いのじゃ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n truth, there is no confirmation of this...</text:p>
          </table:table-cell>
          <table:table-cell table:number-columns-repeated="1020"/>
        </table:table-row>
        <table:table-row>
          <table:table-cell table:style-name="ce0" office:value-type="string">
            <text:p>最近の魔物活発化の鎮圧のため、天の使いの
力を授かろうと何人もの兵たちが熾天宮に
出向いたのじゃ。</text:p>
          </table:table-cell>
          <table:table-cell table:style-name="ce0"/>
          <table:table-cell table:style-name="ce0"/>
          <table:table-cell table:style-name="ce0" office:value-type="string">
            <text:p>In order to quell the demon activity of late,
many have gone to the Heavenly Palace
to receive the Power of Angels.</text:p>
          </table:table-cell>
          <table:table-cell table:number-columns-repeated="1020"/>
        </table:table-row>
        <table:table-row>
          <table:table-cell table:style-name="ce0" office:value-type="string">
            <text:p>しかし、内部に強力なガーディアンがおり、
どうしても奥地までたどり着けなかったとの
報告を受けておる。</text:p>
          </table:table-cell>
          <table:table-cell table:style-name="ce0"/>
          <table:table-cell table:style-name="ce0"/>
          <table:table-cell table:style-name="ce0" office:value-type="string">
            <text:p>However, I have received word that none
have been able to conquer the guardians
who await within to block the wa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何度か兵を率いて攻略に向かったことが
　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"I, too, have led many troops in sieges
upon the palac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姫の言うとおり、ガーディアン達は強力
　無比であり、いまだ打倒の目途が立って
　いない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But, it is as Her Highness says. The
guardians are truly of unmatched strength,
and their defeat is nowhere in sight."</text:p>
          </table:table-cell>
          <table:table-cell table:number-columns-repeated="1020"/>
        </table:table-row>
        <table:table-row>
          <table:table-cell table:style-name="ce0" office:value-type="string">
            <text:p>だがそこまでして守護したいものが、奥地に
あると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learly, there must be something worth
protecting in the depths of the palace.</text:p>
          </table:table-cell>
          <table:table-cell table:number-columns-repeated="1020"/>
        </table:table-row>
        <table:table-row>
          <table:table-cell table:style-name="ce0" office:value-type="string">
            <text:p>もしかして、熾天少女専用の伝説系武器とか
じゃない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h, is it a legendary weapon that only the
Heavenly Maidens can use?!</text:p>
          </table:table-cell>
          <table:table-cell table:number-columns-repeated="1020"/>
        </table:table-row>
        <table:table-row>
          <table:table-cell table:style-name="ce0" office:value-type="string">
            <text:p>なんかこう、ずばびーーーっ！！って感じの！！</text:p>
          </table:table-cell>
          <table:table-cell table:style-name="ce0"/>
          <table:table-cell table:style-name="ce0"/>
          <table:table-cell table:style-name="ce0" office:value-type="string">
            <text:p>Something that's all like, "bzzoooow"!!</text:p>
          </table:table-cell>
          <table:table-cell table:number-columns-repeated="1020"/>
        </table:table-row>
        <table:table-row>
          <table:table-cell table:style-name="ce0" office:value-type="string">
            <text:p>何かは分からないけど、天の使いの力に関する
重要なモノが眠ってる可能性は高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 seem like there's a good chance of
something related to the Power of Angels
being there, even if we don't know what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はもう熾天少女なんだし、
そんなのいらないと思う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 think we don't need anything like
that, since we're already the Heavenly
Maidens...</text:p>
          </table:table-cell>
          <table:table-cell table:number-columns-repeated="1020"/>
        </table:table-row>
        <table:table-row>
          <table:table-cell table:style-name="ce0" office:value-type="string">
            <text:p>なんか楽しそうなとこだね、熾天宮！！</text:p>
          </table:table-cell>
          <table:table-cell table:style-name="ce0"/>
          <table:table-cell table:style-name="ce0"/>
          <table:table-cell table:style-name="ce0" office:value-type="string">
            <text:p>But goin' to the Heavenly Palace sounds like
fun!!</text:p>
          </table:table-cell>
          <table:table-cell table:number-columns-repeated="1020"/>
        </table:table-row>
        <table:table-row>
          <table:table-cell table:style-name="ce0" office:value-type="string">
            <text:p>これから我々が相手にするのは、地上の
人間たちを追いつめた凶悪な連中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pponents so far have been those
fiendish enough to oppress the people
of the overworld.</text:p>
          </table:table-cell>
          <table:table-cell table:number-columns-repeated="1020"/>
        </table:table-row>
        <table:table-row>
          <table:table-cell table:style-name="ce0" office:value-type="string">
            <text:p>対抗するにあたり、力を増強しておいて何の
損も無いと推測する。</text:p>
          </table:table-cell>
          <table:table-cell table:style-name="ce0"/>
          <table:table-cell table:style-name="ce0"/>
          <table:table-cell table:style-name="ce0" office:value-type="string">
            <text:p>If we're going to fight against that, there's
nothing to be lost by strengthening our
power.</text:p>
          </table:table-cell>
          <table:table-cell table:number-columns-repeated="1020"/>
        </table:table-row>
        <table:table-row>
          <table:table-cell table:style-name="ce0" office:value-type="string">
            <text:p>それじゃ、行ってみる？　熾天宮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should we go to the Heavenly Palace?</text:p>
          </table:table-cell>
          <table:table-cell table:number-columns-repeated="1020"/>
        </table:table-row>
        <table:table-row>
          <table:table-cell table:style-name="ce0" office:value-type="string">
            <text:p>戦力増強になるかもしれないし、あたしは
行ってみた方がいい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we should, if it could make us
stronger.</text:p>
          </table:table-cell>
          <table:table-cell table:number-columns-repeated="1020"/>
        </table:table-row>
        <table:table-row>
          <table:table-cell table:style-name="ce0" office:value-type="string">
            <text:p>決まり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it's decided.</text:p>
          </table:table-cell>
          <table:table-cell table:number-columns-repeated="1020"/>
        </table:table-row>
        <table:table-row>
          <table:table-cell table:style-name="ce0" office:value-type="string">
            <text:p>姫よ、その熾天宮はどこにある？</text:p>
          </table:table-cell>
          <table:table-cell table:style-name="ce0"/>
          <table:table-cell table:style-name="ce0"/>
          <table:table-cell table:style-name="ce0" office:value-type="string">
            <text:p>Princess—where is this Heavenly Palace?</text:p>
          </table:table-cell>
          <table:table-cell table:number-columns-repeated="1020"/>
        </table:table-row>
        <table:table-row>
          <table:table-cell table:style-name="ce0" office:value-type="string">
            <text:p>行くのは構わぬが、まさか今から向かう
つもり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Surely you don't mean to go right now?</text:p>
          </table:table-cell>
          <table:table-cell table:number-columns-repeated="1020"/>
        </table:table-row>
        <table:table-row>
          <table:table-cell table:style-name="ce0" office:value-type="string">
            <text:p>今日はもう日が暮れる。　出発は明日で
よかろうに。</text:p>
          </table:table-cell>
          <table:table-cell table:style-name="ce0"/>
          <table:table-cell table:style-name="ce0"/>
          <table:table-cell table:style-name="ce0" office:value-type="string">
            <text:p>The sun has already gone down. You
should wait until tomorrow to set ou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せっかく城に招かれたのだ。　今夜は祝福の
　宴を催そうと思う。」</text:p>
          </table:table-cell>
          <table:table-cell table:style-name="ce0"/>
          <table:table-cell table:style-name="ce0"/>
          <table:table-cell table:style-name="ce0" office:value-type="string">
            <text:p>Knight Commander Gaora
"As we invited you here, we should hold
a banquet on this blessed evening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に、ぜひ楽しんでもらい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"I would implore you to feast with us."</text:p>
          </table:table-cell>
          <table:table-cell table:number-columns-repeated="1020"/>
        </table:table-row>
        <table:table-row>
          <table:table-cell table:style-name="ce0" office:value-type="string">
            <text:p>歓迎パーティーきたーーーーー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come partyyyyy—————!!!!</text:p>
          </table:table-cell>
          <table:table-cell table:number-columns-repeated="1020"/>
        </table:table-row>
        <table:table-row>
          <table:table-cell table:style-name="ce0" office:value-type="string">
            <text:p>やったあ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hoo!!</text:p>
          </table:table-cell>
          <table:table-cell table:number-columns-repeated="1020"/>
        </table:table-row>
        <table:table-row>
          <table:table-cell table:style-name="ce0" office:value-type="string">
            <text:p>夢にまで見た、お城で開かれる豪華絢爛な
お食事会だよ！！　レグマくん！！！</text:p>
          </table:table-cell>
          <table:table-cell table:style-name="ce0"/>
          <table:table-cell table:style-name="ce0"/>
          <table:table-cell table:style-name="ce0" office:value-type="string">
            <text:p>Reguma-kun!!! It's gonna be an extravagant
dinner party that I couldn't even see in my
wildest dreams!!</text:p>
          </table:table-cell>
          <table:table-cell table:number-columns-repeated="1020"/>
        </table:table-row>
        <table:table-row>
          <table:table-cell table:style-name="ce0" office:value-type="string">
            <text:p>もう！　うれしいのは分かったから、そんなに
はしゃがないでよ！　恥ずかしいわ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sh, I know you're excited, but could you
calm down? You're embarrassing me...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、参加してもらえるということで
　よい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Then, can we take this to mean you
accept?"</text:p>
          </table:table-cell>
          <table:table-cell table:number-columns-repeated="1020"/>
        </table:table-row>
        <table:table-row>
          <table:table-cell table:style-name="ce0" office:value-type="string">
            <text:p>はぁーーーい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s, sir———!!!</text:p>
          </table:table-cell>
          <table:table-cell table:number-columns-repeated="1020"/>
        </table:table-row>
        <table:table-row>
          <table:table-cell table:style-name="ce0" office:value-type="string">
            <text:p>うむ！　それではさっそく支度じゃ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! Let us prepare the festivities, at once!</text:p>
          </table:table-cell>
          <table:table-cell table:number-columns-repeated="1020"/>
        </table:table-row>
        <table:table-row>
          <table:table-cell table:style-name="ce0" office:value-type="string">
            <text:p>盛大に振舞おうぞ！</text:p>
          </table:table-cell>
          <table:table-cell table:style-name="ce0"/>
          <table:table-cell table:style-name="ce0"/>
          <table:table-cell table:style-name="ce0" office:value-type="string">
            <text:p>We shall treat our guests to the most
magnificent banquet!</text:p>
          </table:table-cell>
          <table:table-cell table:number-columns-repeated="1020"/>
        </table:table-row>
        <table:table-row>
          <table:table-cell table:style-name="ce0" office:value-type="string">
            <text:p>うむ。　全員そろったよう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It appears that everyone is gathered.</text:p>
          </table:table-cell>
          <table:table-cell table:number-columns-repeated="1020"/>
        </table:table-row>
        <table:table-row>
          <table:table-cell table:style-name="ce0" office:value-type="string">
            <text:p>昨夜の宴は楽しんでもらえたかのう？</text:p>
          </table:table-cell>
          <table:table-cell table:style-name="ce0"/>
          <table:table-cell table:style-name="ce0"/>
          <table:table-cell table:style-name="ce0" office:value-type="string">
            <text:p>Did you all enjoy last night's banquet?</text:p>
          </table:table-cell>
          <table:table-cell table:number-columns-repeated="1020"/>
        </table:table-row>
        <table:table-row>
          <table:table-cell table:style-name="ce0" office:value-type="string">
            <text:p>はい！　料理がすごくおいしかった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! The food was delicious!</text:p>
          </table:table-cell>
          <table:table-cell table:number-columns-repeated="1020"/>
        </table:table-row>
        <table:table-row>
          <table:table-cell table:style-name="ce0" office:value-type="string">
            <text:p>手厚い歓迎を施していただいて、本当に
ありがとうござい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very grateful to receive your generous
hospitality.</text:p>
          </table:table-cell>
          <table:table-cell table:number-columns-repeated="1020"/>
        </table:table-row>
        <table:table-row>
          <table:table-cell table:style-name="ce0" office:value-type="string">
            <text:p>でも、今度から飲み過ぎないように気を
付け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I'll be careful not to drink too much
next time...</text:p>
          </table:table-cell>
          <table:table-cell table:number-columns-repeated="1020"/>
        </table:table-row>
        <table:table-row>
          <table:table-cell table:style-name="ce0" office:value-type="string">
            <text:p>うむ。　まあ例の件、気を落とさぬことじゃ。
誰にでも失敗はあろ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Please do not be disheartened by this
incident. Everyone will make mistakes.</text:p>
          </table:table-cell>
          <table:table-cell table:number-columns-repeated="1020"/>
        </table:table-row>
        <table:table-row>
          <table:table-cell table:style-name="ce0" office:value-type="string">
            <text:p>ワラワも最近まで時々・・・</text:p>
          </table:table-cell>
          <table:table-cell table:style-name="ce0"/>
          <table:table-cell table:style-name="ce0"/>
          <table:table-cell table:style-name="ce0" office:value-type="string">
            <text:p>Up until recent times, even I hav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ごほっ、ゲフンゲフン！！　ひめ・・・げほっ！」</text:p>
          </table:table-cell>
          <table:table-cell table:style-name="ce0"/>
          <table:table-cell table:style-name="ce0"/>
          <table:table-cell table:style-name="ce0" office:value-type="string">
            <text:p>Commander Gaura
"Ahem, cough, cough!! My lady... *ahem*!"</text:p>
          </table:table-cell>
          <table:table-cell table:number-columns-repeated="1020"/>
        </table:table-row>
        <table:table-row>
          <table:table-cell table:style-name="ce0" office:value-type="string">
            <text:p>・・・あ、いや、な、何でもない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...A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では早速だが、我々は熾天宮とやらに向かう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rush, but we're on our way to find this
Heavenly Palace.</text:p>
          </table:table-cell>
          <table:table-cell table:number-columns-repeated="1020"/>
        </table:table-row>
        <table:table-row>
          <table:table-cell table:style-name="ce0" office:value-type="string">
            <text:p>場所を聞きたい。</text:p>
          </table:table-cell>
          <table:table-cell table:style-name="ce0"/>
          <table:table-cell table:style-name="ce0"/>
          <table:table-cell table:style-name="ce0" office:value-type="string">
            <text:p>I'd like to know where it is.</text:p>
          </table:table-cell>
          <table:table-cell table:number-columns-repeated="1020"/>
        </table:table-row>
        <table:table-row>
          <table:table-cell table:style-name="ce0" office:value-type="string">
            <text:p>お、おお・・・そうじゃった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, ooh... is that so.</text:p>
          </table:table-cell>
          <table:table-cell table:number-columns-repeated="1020"/>
        </table:table-row>
        <table:table-row>
          <table:table-cell table:style-name="ce0" office:value-type="string">
            <text:p>熾天宮の場所は、大陸の西部じゃ。</text:p>
          </table:table-cell>
          <table:table-cell table:style-name="ce0"/>
          <table:table-cell table:style-name="ce0"/>
          <table:table-cell table:style-name="ce0" office:value-type="string">
            <text:p>The Heavenly Palace can be found in the
Westlands.</text:p>
          </table:table-cell>
          <table:table-cell table:number-columns-repeated="1020"/>
        </table:table-row>
        <table:table-row>
          <table:table-cell table:style-name="ce0" office:value-type="string">
            <text:p>オシル湖は知っておるかの？</text:p>
          </table:table-cell>
          <table:table-cell table:style-name="ce0"/>
          <table:table-cell table:style-name="ce0"/>
          <table:table-cell table:style-name="ce0" office:value-type="string">
            <text:p>Do you know of Lake Oshiru?</text:p>
          </table:table-cell>
          <table:table-cell table:number-columns-repeated="1020"/>
        </table:table-row>
        <table:table-row>
          <table:table-cell table:style-name="ce0" office:value-type="string">
            <text:p>オシル湖の西側に“ヒャム地下道”と呼ばれる
地下洞窟がある。</text:p>
          </table:table-cell>
          <table:table-cell table:style-name="ce0"/>
          <table:table-cell table:style-name="ce0"/>
          <table:table-cell table:style-name="ce0" office:value-type="string">
            <text:p>On the west side of Lake Oshiru, there is an
underground cavern known as "Hyamu Tunnel".</text:p>
          </table:table-cell>
          <table:table-cell table:number-columns-repeated="1020"/>
        </table:table-row>
        <table:table-row>
          <table:table-cell table:style-name="ce0" office:value-type="string">
            <text:p>そこを抜ければ大陸西部に着くぞ。</text:p>
          </table:table-cell>
          <table:table-cell table:style-name="ce0"/>
          <table:table-cell table:style-name="ce0"/>
          <table:table-cell table:style-name="ce0" office:value-type="string">
            <text:p>If you can pass through, you will reach the
Westlands.</text:p>
          </table:table-cell>
          <table:table-cell table:number-columns-repeated="1020"/>
        </table:table-row>
        <table:table-row>
          <table:table-cell table:style-name="ce0" office:value-type="string">
            <text:p>地下洞窟ですね。　分かりまし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cavern, right? Got it.
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西部に到着したら、公道沿いにある“エント村”
　を訪れるといい。」</text:p>
          </table:table-cell>
          <table:table-cell table:style-name="ce0"/>
          <table:table-cell table:style-name="ce0"/>
          <table:table-cell table:style-name="ce0" office:value-type="string">
            <text:p>Commander Gaura
"Once you reach the Westlands, you should
visit Ento village, along the roa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こで身なりを整えた後、さらに西にある
　熾天宮を目指すのだ。」</text:p>
          </table:table-cell>
          <table:table-cell table:style-name="ce0"/>
          <table:table-cell table:style-name="ce0"/>
          <table:table-cell table:style-name="ce0" office:value-type="string">
            <text:p>Commander Gaura
"Then you can make preparations to head west
to the Heavenly Palace."</text:p>
          </table:table-cell>
          <table:table-cell table:number-columns-repeated="1020"/>
        </table:table-row>
        <table:table-row>
          <table:table-cell table:style-name="ce0" office:value-type="string">
            <text:p>オシル湖からひたすら西へ向かえばいいん
です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summary, we go west from Lake Oshiru.
Let's make it happen, people.</text:p>
          </table:table-cell>
          <table:table-cell table:number-columns-repeated="1020"/>
        </table:table-row>
        <table:table-row>
          <table:table-cell table:style-name="ce0" office:value-type="string">
            <text:p>楽ちんじ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asy-peas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ヒャム地下道には多くの魔物たちが
　潜んでいる。」</text:p>
          </table:table-cell>
          <table:table-cell table:style-name="ce0"/>
          <table:table-cell table:style-name="ce0"/>
          <table:table-cell table:style-name="ce0" office:value-type="string">
            <text:p>Commander Gaura
"But beware, for Hyamu Tunnel is teeming
with demon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と言えど、十分に注意して進む
　ことだ。」</text:p>
          </table:table-cell>
          <table:table-cell table:style-name="ce0"/>
          <table:table-cell table:style-name="ce0"/>
          <table:table-cell table:style-name="ce0" office:value-type="string">
            <text:p>Commander Gaura
"You may be the Heavenly Maidens, but I
would beseech you to stay sharp."</text:p>
          </table:table-cell>
          <table:table-cell table:number-columns-repeated="1020"/>
        </table:table-row>
        <table:table-row>
          <table:table-cell table:style-name="ce0" office:value-type="string">
            <text:p>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ヌシらが熾天宮を攻略している間、ワラワは
煉絶の姫君について調べてみようと思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hile you are infiltrating the Heavenly Palace,
we shall form a plan regarding the evil Princess.</text:p>
          </table:table-cell>
          <table:table-cell table:number-columns-repeated="1020"/>
        </table:table-row>
        <table:table-row>
          <table:table-cell table:style-name="ce0" office:value-type="string">
            <text:p>古い文献をあたれば、弱点なども見つかるやも
しれぬしな。</text:p>
          </table:table-cell>
          <table:table-cell table:style-name="ce0"/>
          <table:table-cell table:style-name="ce0"/>
          <table:table-cell table:style-name="ce0" office:value-type="string">
            <text:p>With so many ancient texts at our disposal, I
believe we will be able to find some sort of
weaknes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、私がユーリャ教会の協力を仰いで
　みましょう。」</text:p>
          </table:table-cell>
          <table:table-cell table:style-name="ce0"/>
          <table:table-cell table:style-name="ce0"/>
          <table:table-cell table:style-name="ce0" office:value-type="string">
            <text:p>Commander Gaura
"Well then, I shall go and appeal for assistance
from the Church of St. Yuria."</text:p>
          </table:table-cell>
          <table:table-cell table:number-columns-repeated="1020"/>
        </table:table-row>
        <table:table-row>
          <table:table-cell table:style-name="ce0" office:value-type="string">
            <text:p>うむ。　頼むぞガウラ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Please do, Gaura.</text:p>
          </table:table-cell>
          <table:table-cell table:number-columns-repeated="1020"/>
        </table:table-row>
        <table:table-row>
          <table:table-cell table:style-name="ce0" office:value-type="string">
            <text:p>それじゃレグマくん、がんば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, Reguma-kun!</text:p>
          </table:table-cell>
          <table:table-cell table:number-columns-repeated="1020"/>
        </table:table-row>
        <table:table-row>
          <table:table-cell table:style-name="ce0" office:value-type="string">
            <text:p>矢面に立つのは、あたし達なんだ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the ones feeling the full force of the
enemies' attacks, though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オシル湖の西にある“ヒャム地下道”を抜ける
　のだ。」</text:p>
          </table:table-cell>
          <table:table-cell table:style-name="ce0"/>
          <table:table-cell table:style-name="ce0"/>
          <table:table-cell table:style-name="ce0" office:value-type="string">
            <text:p>Commander Gaura
"Go through Hyamu Tunnel, to the west of
Lake Oshiru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宮へ向かうには、その道が一番早い
　だろう。」</text:p>
          </table:table-cell>
          <table:table-cell table:style-name="ce0"/>
          <table:table-cell table:style-name="ce0"/>
          <table:table-cell table:style-name="ce0" office:value-type="string">
            <text:p>Commander Gaura
"That is most certainly the quickest way to get
to the Heavenly Palac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雪原の調査、よろしく頼む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が入館のための証書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ユーリャ教会の向かいにある道を南に進み、
　途中にいる番兵に証書を提示す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世界の命運を背負うのはプレッシャー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きる限りの協力をす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カラットだけでなくカラットまで人間界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カラットがカラットをライバル視していると
　いうなら、その虚を突くこともできるかもしれん
　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きれば私も同行したいのだが、姫の傍らを
　離れるわけにもいか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は頼りっぱなしで申し訳ないと
　思ってい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が秘湯で休息を取っている間に、私と
　姫で今後の行動方針を固め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ちらのことは任せて、楽しんでくるとい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て、ではこれからの行動について改めて
　確認してお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現在、白カラットは青カラットと結託しており、
　スペルエンチャンターなる危険な薬を完成
　させ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効果を打ち消すための干渉薬を作成
　するには、“古代竜族の鱗”と“オメガ・アフラ
　ビン”の2つが必要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、ヌシら熾天少女にはオシル湖に
向かってもらい、地下洞窟に住むという
オッシーを探し出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古代竜族の鱗”を入手し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間、騎士団長ガウラとルミィは、オメガ・
アフラビンを含んでいる茶葉を入手するため
シャルシャルの家を訪問しても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ところ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の地下洞窟って、どうやって入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湖のまわりに洞窟の入り口なんて
見かけなか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湖の真ん中に洞窟の入り口が顔を
　出しているの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兵に命じて、岸から洞窟入り口までボートを
　出させておくので、心配はいらない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ガッテ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オシル湖へ向かい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受け身だった我々にも、ついに攻勢に出る
　チャンスが訪れたというわけ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とは、単純に戦力が足りるかどうか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力探知装置で敵の動向を探りつつ、時空玉
　の作成に助力するつも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には至急、大陸南部の“煉獄洞”にて
　イオンマテルを調達してもらい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界門を破壊できれば、死神のような強力な
　相手がこれ以上増えることはない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成功を祈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御苦労だ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霊峰天土への白カラット討伐、結果は
　いかに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メで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あ、・・・う、うむ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説明サボりすぎだって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ヨロシ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と踏んで霊峰天土の頂上へたどり
着いたが、そこにいたのは魔界から赤カラットが
連れてきた“死神”と呼ばれる存在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恐るべき相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と、魔力の反応は白カラットのものでは
　なかったと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死神というのは、普通の魔族とはまた
違う類のモノ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の魔族でさえ関わることを禁忌とされて
きた、いわくつきの種族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、今回赤カラットに雇われたのは、
その死神たちの中でも、おそらく最強の
存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わゆる“4体持ち”と呼ばれる個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人なのに、体が4つもあるん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はぜんぜん本気を出してないのに、
まったく歯が立ち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軍勢が、白カラット以上に
脅威になったと言うの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比較したわけではないので断言はできない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あの死神は、現時点で最も危ない存在
と判断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ったく、なんということだ・・・！　こんなに
　次から次へと新たな敵が現れると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勝算は無い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きり言って、あれにはちょっと勝てる自信
あ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うう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けど、いい情報もつかんだゾー！！
マカイモ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カイモーン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魔界門”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、魔界の魔族が人間界へ出入りして
いた理由は、なぜかあまり考えられたことが
なかったよう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うやくその方法について情報が得ら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彼女たちは、大陸北部にある
魔界門を通って、こっちの世界へ来ている
みたい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それが事実ならば、確かに重要な
　情報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魔界門をどうにかして破壊できれば、
　死神のような強敵が人間界に侵出してくる
　こともなくなるのだろ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わけで、魔界門を壊しに行ってこようと
思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魔界門に関する情報はな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。　伝承についてはユーリャ教会の
神官を頼るのが一番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ウラよ、すぐに魔界門に関する文献を調べる
よう、神官に申し伝え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、それにルミィ。　魔界門に関する文献の
調査、御苦労じ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いいえ、もったいなき御言葉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超特急で文献をあさったので、完全な形での
結論には至りませんでしたが、一応概要は
つかめた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急がせてしまってすまなか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、さっそくだが魔界門について分かった
　ことを聞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の場所は、大陸北部にある“白銀の森”
の奥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森は常に深い積雪があり、人の出入りが
禁じられているため、門の存在は知られて
いなかったの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、北部にあっ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“正直”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してここからが重要な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魔界門を破壊するためには、重要な手順を
　踏まなければな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頑丈な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いいえ、門自体は魔導石の彫刻で造られた
　ものなので、爆薬などの衝撃で崩すことが
　可能と思われ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問題は、その魔界門が“なぜ建造されたのか”
　という部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が造られた理由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重要なの、そ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重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、魔界門は人間界と魔界をつなぐ為に
造られたものではなか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古文書によれば、はるか昔、大陸北部に偶然
“時空のひずみ”が生まれた、と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時空のひずみは、放っておけば次第に拡大し、
　世界を飲みこんでしまう恐れがあ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こで、その時空のひずみを制御するために
　ゲートが建造された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ゲートのおかげでひずみは一定の範囲に
　抑えられたものの、完全にふさぐことは
　できず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一部は別の世界へつながったままと
　な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、“別の世界”という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人間界と魔界をつなぐために魔界門が
造られたのではなく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偶然発生した時空のひずみを制御するために
ゲートが建てられ、抑えきれなかったひずみの
先が魔界へとつながっていた、というこ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魔界門などと呼ばれるようになったの
　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魔界門をむやみに破壊してしまう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が拡大し、世界が呑み込まれて
しまう恐れが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これ以上魔界から魔族が侵入
してくるのを防ぐ手段は無いってこと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実は、そこがまだハッキリしていなくてですね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要は、時空のひずみさえ何とかできれば、
　魔界門を破壊して人間界と魔界を切り離す
　ことは可能な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問題は、どうやって時空のひずみを安定
　させるか、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ここから先はもう、あたしには会話参加
できない分野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あとヨロシ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さすがに時空に関する勉強は
学校でも習ってませんので、無理です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みの綱は、やはりルミ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。　こればっかりはどうしていいのか
私にも見当がつき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、時空についての研究は経験が
ありません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打つ手ナシ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は、いくら魔族を討ったところで、元凶を
どうにかできない限りイタチごっこじゃ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空のひずみを閉塞させる方法を知る者
　など、どこにもいないぞ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ワームホールを閉じる要領を応用
させればいいだけの話じゃない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転標領域の解放と閉塞は、反等速ベクトル上
でも同じ系統の空間粒子の副次エネルギーを
共有しているはずだから、それぞれの膨張の
単純周期の絶対値を割り出して、巡廻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と待っ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あなたは、時空のひずみを閉塞させる
方法が分かるというの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パの学校で習った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たこやきちゃんすご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が宇ちゅ・・・「う」の「ちゅう」の
「人」で良かった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世主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仲間になってくれていて、本当に
良かった。　感謝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へへへー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ぷくー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では、さっそく時空のひずみを抑える手段を
　講じ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担当は、ルミィとたこやきの2人に任せ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、知恵をお借り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任せ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論が出るまでの時間は、どのくらい
かかりそうじ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か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ちょっと何とかなら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20時間でがんば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だけのんびりやるつもりだっ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私も微力ながら、お手伝いさせていただき
　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時空のひずみの制御については
3人に任せよ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他の者たちは待機となるが、よ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異存は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！！　「異存は無い」だってさ！！
ねえ聞いた！？　「異存は無い」！！
やっほーーーーぅ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の喜ぶツボ、よく分かん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15:35:26+01:00</meta:creation-date>
    <dc:date>2019-10-27T15:35:2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